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6237a" officeooo:paragraph-rsid="0003b77a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2a421" officeooo:paragraph-rsid="0003b77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b844" officeooo:paragraph-rsid="0003b77a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officeooo:rsid="0012a421" officeooo:paragraph-rsid="0003b77a"/>
    </style:style>
    <style:style style:name="P5" style:family="paragraph" style:parent-style-name="Standard">
      <style:text-properties officeooo:rsid="0012a421" officeooo:paragraph-rsid="0003b77a"/>
    </style:style>
    <style:style style:name="P6" style:family="paragraph" style:parent-style-name="Standard">
      <style:paragraph-properties fo:text-align="justify" style:justify-single-word="false"/>
      <style:text-properties officeooo:paragraph-rsid="0003b77a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4a1204"/>
    </style:style>
    <style:style style:name="P9" style:family="paragraph" style:parent-style-name="Standard">
      <style:paragraph-properties fo:text-align="justify" style:justify-single-word="false"/>
      <style:text-properties officeooo:paragraph-rsid="004c446b"/>
    </style:style>
    <style:style style:name="P10" style:family="paragraph" style:parent-style-name="Standard">
      <style:paragraph-properties fo:text-align="justify" style:justify-single-word="false"/>
      <style:text-properties officeooo:paragraph-rsid="002c51c8"/>
    </style:style>
    <style:style style:name="P11" style:family="paragraph" style:parent-style-name="Standard">
      <style:paragraph-properties fo:text-align="justify" style:justify-single-word="false"/>
      <style:text-properties officeooo:paragraph-rsid="00522b97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c51c8" officeooo:paragraph-rsid="002c51c8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c51c8" officeooo:paragraph-rsid="004c446b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Liberation Serif" officeooo:rsid="002c51c8" officeooo:paragraph-rsid="004c446b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2c51c8" officeooo:paragraph-rsid="00412256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2c51c8" officeooo:paragraph-rsid="004dea3a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Liberation Serif" officeooo:rsid="002c51c8" officeooo:paragraph-rsid="004dea3a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4c446b" officeooo:paragraph-rsid="004c446b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Liberation Serif" officeooo:rsid="004c446b" officeooo:paragraph-rsid="004c446b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4c446b" officeooo:paragraph-rsid="004dea3a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522b97" officeooo:paragraph-rsid="00522b97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5eb5de" officeooo:paragraph-rsid="005eb5de" style:font-size-asian="10.5pt" style:font-size-complex="12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Liberation Serif" officeooo:rsid="00177aa4" officeooo:paragraph-rsid="00177aa4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.5pt" officeooo:rsid="004c446b" officeooo:paragraph-rsid="004c446b" style:font-size-asian="10.5pt" style:font-size-complex="10.5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.5pt" officeooo:rsid="004c446b" officeooo:paragraph-rsid="004dea3a" style:font-size-asian="10.5pt" style:font-size-complex="10.5pt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522b97" officeooo:paragraph-rsid="00522b97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522b97" officeooo:paragraph-rsid="0056e674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522b97" officeooo:paragraph-rsid="005e85c2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539cdc" officeooo:paragraph-rsid="00539cdc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55fad6" officeooo:paragraph-rsid="0055fad6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56e674" officeooo:paragraph-rsid="0056e674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5b68c3" officeooo:paragraph-rsid="005b68c3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5db1d9" officeooo:paragraph-rsid="005db1d9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5e85c2" officeooo:paragraph-rsid="005e85c2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5eb5de" officeooo:paragraph-rsid="005eb5de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5ff04e" officeooo:paragraph-rsid="005ff04e"/>
    </style:style>
    <style:style style:name="P37" style:family="paragraph" style:parent-style-name="Standard">
      <style:paragraph-properties fo:text-align="justify" style:justify-single-word="false"/>
      <style:text-properties fo:font-size="16pt" officeooo:rsid="0012a421" officeooo:paragraph-rsid="0003b77a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rsid="0012a421" officeooo:paragraph-rsid="0003b77a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size="16pt" officeooo:rsid="002ac0ff" officeooo:paragraph-rsid="002ac0ff" style:font-size-asian="16pt" style:font-size-complex="16pt"/>
    </style:style>
    <style:style style:name="P40" style:family="paragraph" style:parent-style-name="Standard">
      <style:paragraph-properties fo:text-align="justify" style:justify-single-word="false"/>
      <style:text-properties fo:font-size="16pt" officeooo:rsid="002ac0ff" officeooo:paragraph-rsid="004ab080" style:font-size-asian="16pt" style:font-size-complex="16pt"/>
    </style:style>
    <style:style style:name="P41" style:family="paragraph" style:parent-style-name="Standard">
      <style:paragraph-properties fo:text-align="justify" style:justify-single-word="false"/>
      <style:text-properties fo:font-size="16pt" officeooo:rsid="003ef6a9" officeooo:paragraph-rsid="003ef6a9" style:font-size-asian="16pt" style:font-size-complex="16pt"/>
    </style:style>
    <style:style style:name="P42" style:family="paragraph" style:parent-style-name="Standard">
      <style:paragraph-properties fo:text-align="justify" style:justify-single-word="false"/>
      <style:text-properties fo:font-size="16pt" officeooo:rsid="003ef6a9" officeooo:paragraph-rsid="004ab080" style:font-size-asian="16pt" style:font-size-complex="16pt"/>
    </style:style>
    <style:style style:name="P43" style:family="paragraph" style:parent-style-name="Table_20_Contents">
      <style:paragraph-properties fo:text-align="end" style:justify-single-word="false"/>
      <style:text-properties fo:font-size="16pt" officeooo:rsid="003ef6a9" officeooo:paragraph-rsid="003ef6a9" style:font-size-asian="16pt" style:font-size-complex="16pt"/>
    </style:style>
    <style:style style:name="P44" style:family="paragraph" style:parent-style-name="Table_20_Contents">
      <style:paragraph-properties fo:text-align="end" style:justify-single-word="false"/>
      <style:text-properties fo:font-size="16pt" officeooo:rsid="003ef6a9" officeooo:paragraph-rsid="004ab080" style:font-size-asian="16pt" style:font-size-complex="16pt"/>
    </style:style>
    <style:style style:name="P45" style:family="paragraph" style:parent-style-name="Table_20_Contents">
      <style:paragraph-properties fo:text-align="justify" style:justify-single-word="false"/>
      <style:text-properties fo:font-size="16pt" officeooo:paragraph-rsid="003ef6a9" style:font-size-asian="16pt" style:font-size-complex="16pt"/>
    </style:style>
    <style:style style:name="P46" style:family="paragraph" style:parent-style-name="Table_20_Contents">
      <style:paragraph-properties fo:text-align="justify" style:justify-single-word="false"/>
      <style:text-properties fo:font-size="16pt" officeooo:paragraph-rsid="004ab080" style:font-size-asian="16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fo:font-size="16pt" officeooo:paragraph-rsid="003ef6a9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6pt" officeooo:paragraph-rsid="004ab080" style:font-size-asian="16pt" style:font-size-complex="16pt"/>
    </style:style>
    <style:style style:name="P49" style:family="paragraph" style:parent-style-name="Table_20_Contents">
      <style:paragraph-properties fo:text-align="end" style:justify-single-word="false"/>
      <style:text-properties fo:font-size="16pt" officeooo:rsid="00466401" officeooo:paragraph-rsid="004a1204" style:font-size-asian="16pt" style:font-size-complex="16pt"/>
    </style:style>
    <style:style style:name="P50" style:family="paragraph" style:parent-style-name="Table_20_Contents">
      <style:paragraph-properties fo:text-align="end" style:justify-single-word="false"/>
      <style:text-properties fo:font-size="16pt" officeooo:rsid="005bde9b" officeooo:paragraph-rsid="005bde9b" style:font-size-asian="16pt" style:font-size-complex="16pt"/>
    </style:style>
    <style:style style:name="P51" style:family="paragraph" style:parent-style-name="Standard">
      <style:paragraph-properties fo:text-align="justify" style:justify-single-word="false"/>
      <style:text-properties officeooo:rsid="002c51c8" officeooo:paragraph-rsid="002c51c8"/>
    </style:style>
    <style:style style:name="P52" style:family="paragraph" style:parent-style-name="Standard">
      <style:paragraph-properties fo:text-align="justify" style:justify-single-word="false"/>
      <style:text-properties officeooo:rsid="0035defb" officeooo:paragraph-rsid="003b9fe1"/>
    </style:style>
    <style:style style:name="P53" style:family="paragraph" style:parent-style-name="Standard">
      <style:paragraph-properties fo:text-align="justify" style:justify-single-word="false"/>
      <style:text-properties officeooo:rsid="003ef6a9" officeooo:paragraph-rsid="003ef6a9"/>
    </style:style>
    <style:style style:name="P54" style:family="paragraph" style:parent-style-name="Standard">
      <style:paragraph-properties fo:text-align="justify" style:justify-single-word="false"/>
      <style:text-properties officeooo:rsid="003ef6a9" officeooo:paragraph-rsid="0003b77a"/>
    </style:style>
    <style:style style:name="P55" style:family="paragraph" style:parent-style-name="Standard">
      <style:paragraph-properties fo:text-align="justify" style:justify-single-word="false"/>
      <style:text-properties fo:font-size="12pt" officeooo:rsid="003ef6a9" officeooo:paragraph-rsid="003ef6a9" style:font-size-asian="10.5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rsid="003ef6a9" officeooo:paragraph-rsid="004ab080" style:font-size-asian="10.5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rsid="003f4135" officeooo:paragraph-rsid="003f4135" style:font-size-asian="10.5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rsid="004ab080" officeooo:paragraph-rsid="004ab080" style:font-size-asian="10.5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035defb" officeooo:paragraph-rsid="003ef6a9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04a1204" officeooo:paragraph-rsid="004a1204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officeooo:rsid="00466401" officeooo:paragraph-rsid="004a1204"/>
    </style:style>
    <style:style style:name="P62" style:family="paragraph" style:parent-style-name="Standard">
      <style:paragraph-properties fo:text-align="justify" style:justify-single-word="false"/>
      <style:text-properties officeooo:rsid="00466401" officeooo:paragraph-rsid="004ab080"/>
    </style:style>
    <style:style style:name="P63" style:family="paragraph" style:parent-style-name="Standard">
      <style:paragraph-properties fo:text-align="justify" style:justify-single-word="false"/>
      <style:text-properties officeooo:rsid="004a1204" officeooo:paragraph-rsid="004a1204"/>
    </style:style>
    <style:style style:name="P64" style:family="paragraph" style:parent-style-name="Standard">
      <style:paragraph-properties fo:text-align="justify" style:justify-single-word="false"/>
      <style:text-properties officeooo:rsid="004ab080" officeooo:paragraph-rsid="004ab080"/>
    </style:style>
    <style:style style:name="P65" style:family="paragraph" style:parent-style-name="Standard">
      <style:paragraph-properties fo:text-align="justify" style:justify-single-word="false"/>
      <style:text-properties officeooo:rsid="004ab080" officeooo:paragraph-rsid="004afa1d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4a1204"/>
    </style:style>
    <style:style style:name="P68" style:family="paragraph" style:parent-style-name="Rys.">
      <style:text-properties officeooo:paragraph-rsid="004c446b"/>
    </style:style>
    <style:style style:name="P69" style:family="paragraph" style:parent-style-name="Standard">
      <style:text-properties officeooo:paragraph-rsid="004c446b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1c8" officeooo:paragraph-rsid="004c44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1c8" officeooo:paragraph-rsid="004de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1c8" officeooo:paragraph-rsid="004c44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1c8" officeooo:paragraph-rsid="004de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b97" officeooo:paragraph-rsid="00522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b97" officeooo:paragraph-rsid="00522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cdc" officeooo:paragraph-rsid="00539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c51c8" officeooo:paragraph-rsid="004c446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justify" style:justify-single-word="false"/>
      <style:text-properties officeooo:rsid="0013b844" officeooo:paragraph-rsid="000b1ee5"/>
    </style:style>
    <style:style style:name="P79" style:family="paragraph" style:parent-style-name="Standard">
      <style:paragraph-properties fo:text-align="justify" style:justify-single-word="false"/>
      <style:text-properties officeooo:rsid="00522b97" officeooo:paragraph-rsid="005eb5de"/>
    </style:style>
    <style:style style:name="P80" style:family="paragraph" style:parent-style-name="Standard">
      <style:paragraph-properties fo:text-align="justify" style:justify-single-word="false"/>
      <style:text-properties officeooo:rsid="005bde9b" officeooo:paragraph-rsid="005bde9b"/>
    </style:style>
    <style:style style:name="P81" style:family="paragraph" style:parent-style-name="Standard">
      <style:paragraph-properties fo:text-align="center" style:justify-single-word="false"/>
      <style:text-properties fo:font-size="18pt" officeooo:rsid="00615eac" officeooo:paragraph-rsid="00615eac" style:font-size-asian="18pt" style:font-size-complex="18pt"/>
    </style:style>
    <style:style style:name="P82" style:family="paragraph" style:parent-style-name="Standard">
      <style:paragraph-properties fo:text-align="justify" style:justify-single-word="false"/>
      <style:text-properties officeooo:rsid="00615eac" officeooo:paragraph-rsid="00615eac"/>
    </style:style>
    <style:style style:name="P83" style:family="paragraph" style:parent-style-name="Standard">
      <style:paragraph-properties fo:text-align="justify" style:justify-single-word="false"/>
      <style:text-properties officeooo:rsid="0012a421" officeooo:paragraph-rsid="0003b77a"/>
    </style:style>
    <style:style style:name="P84" style:family="paragraph" style:parent-style-name="Standard" style:list-style-name="L1">
      <style:paragraph-properties fo:text-align="justify" style:justify-single-word="false"/>
      <style:text-properties fo:font-size="12pt" officeooo:rsid="0048246f" officeooo:paragraph-rsid="0048246f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03ef6a9" officeooo:paragraph-rsid="003ef6a9" style:font-size-asian="10.5pt" style:font-size-complex="12pt"/>
    </style:style>
    <style:style style:name="P86" style:family="paragraph" style:parent-style-name="Standard">
      <style:paragraph-properties fo:text-align="center" style:justify-single-word="false"/>
      <style:text-properties fo:font-size="18pt" officeooo:rsid="0064b626" officeooo:paragraph-rsid="0064b626" style:font-size-asian="18pt" style:font-size-complex="18pt"/>
    </style:style>
    <style:style style:name="P87" style:family="paragraph" style:parent-style-name="Standard">
      <style:paragraph-properties fo:text-align="justify" style:justify-single-word="false"/>
      <style:text-properties officeooo:rsid="004ab080" officeooo:paragraph-rsid="0048246f"/>
    </style:style>
    <style:style style:name="P88" style:family="paragraph" style:parent-style-name="Standard">
      <style:paragraph-properties fo:text-align="justify" style:justify-single-word="false"/>
      <style:text-properties officeooo:rsid="003ef6a9" officeooo:paragraph-rsid="003ef6a9"/>
    </style:style>
    <style:style style:name="P89" style:family="paragraph" style:parent-style-name="Standard">
      <style:paragraph-properties fo:text-align="justify" style:justify-single-word="false"/>
      <style:text-properties fo:font-size="16pt" officeooo:rsid="003ef6a9" officeooo:paragraph-rsid="003ef6a9" style:font-size-asian="16pt" style:font-size-complex="16pt"/>
    </style:style>
    <style:style style:name="P90" style:family="paragraph" style:parent-style-name="Standard">
      <style:paragraph-properties fo:text-align="justify" style:justify-single-word="false"/>
      <style:text-properties officeooo:rsid="005bde9b" officeooo:paragraph-rsid="004ab080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2pt" officeooo:rsid="00177aa4" officeooo:paragraph-rsid="004c446b" style:font-size-asian="10.5pt" style:font-size-complex="12pt"/>
    </style:style>
    <style:style style:name="P92" style:family="paragraph" style:parent-style-name="Standard">
      <style:paragraph-properties fo:text-align="justify" style:justify-single-word="false"/>
      <style:text-properties style:font-name="Liberation Serif" officeooo:rsid="004c446b" officeooo:paragraph-rsid="004c446b"/>
    </style:style>
    <style:style style:name="P93" style:family="paragraph" style:parent-style-name="Standard">
      <style:paragraph-properties fo:text-align="justify" style:justify-single-word="false"/>
      <style:text-properties style:font-name="Liberation Serif" officeooo:rsid="004c446b" officeooo:paragraph-rsid="004dea3a"/>
    </style:style>
    <style:style style:name="P94" style:family="paragraph" style:parent-style-name="Standard">
      <style:paragraph-properties fo:text-align="justify" style:justify-single-word="false"/>
      <style:text-properties style:font-name="Liberation Serif" officeooo:rsid="002c51c8" officeooo:paragraph-rsid="004c446b"/>
    </style:style>
    <style:style style:name="P95" style:family="paragraph" style:parent-style-name="Standard">
      <style:paragraph-properties fo:text-align="justify" style:justify-single-word="false"/>
      <style:text-properties style:font-name="Liberation Serif" officeooo:rsid="002c51c8" officeooo:paragraph-rsid="004dea3a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6pt" officeooo:rsid="00522b97" officeooo:paragraph-rsid="00522b97" style:font-size-asian="16pt" style:font-size-complex="16pt"/>
    </style:style>
    <style:style style:name="P97" style:family="paragraph" style:parent-style-name="Standard">
      <style:paragraph-properties fo:text-align="justify" style:justify-single-word="false"/>
      <style:text-properties style:font-name="Liberation Serif" officeooo:rsid="00522b97" officeooo:paragraph-rsid="00522b97"/>
    </style:style>
    <style:style style:name="P98" style:family="paragraph" style:parent-style-name="Standard">
      <style:paragraph-properties fo:text-align="justify" style:justify-single-word="false"/>
      <style:text-properties style:font-name="Liberation Serif" officeooo:rsid="0055fad6" officeooo:paragraph-rsid="00135974"/>
    </style:style>
    <style:style style:name="P99" style:family="paragraph" style:parent-style-name="Standard">
      <style:paragraph-properties fo:text-align="justify" style:justify-single-word="false"/>
      <style:text-properties officeooo:rsid="0021605b" officeooo:paragraph-rsid="0039f6b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7aa4"/>
    </style:style>
    <style:style style:name="T3" style:family="text">
      <style:text-properties style:font-name="Liberation Serif" officeooo:rsid="003f4135"/>
    </style:style>
    <style:style style:name="T4" style:family="text">
      <style:text-properties style:font-name="Liberation Serif" officeooo:rsid="004c446b"/>
    </style:style>
    <style:style style:name="T5" style:family="text">
      <style:text-properties style:font-name="Liberation Serif" officeooo:rsid="004faeaf"/>
    </style:style>
    <style:style style:name="T6" style:family="text">
      <style:text-properties style:font-name="Liberation Serif" fo:font-size="16pt" style:font-size-asian="16pt" style:font-size-complex="16pt"/>
    </style:style>
    <style:style style:name="T7" style:family="text">
      <style:text-properties style:font-name="Liberation Serif" fo:font-size="16pt" officeooo:rsid="002c5dc5" style:font-size-asian="16pt" style:font-size-complex="16pt"/>
    </style:style>
    <style:style style:name="T8" style:family="text">
      <style:text-properties style:font-name="Liberation Serif" officeooo:rsid="002c51c8"/>
    </style:style>
    <style:style style:name="T9" style:family="text">
      <style:text-properties style:font-name="Liberation Serif" officeooo:rsid="002c5dc5"/>
    </style:style>
    <style:style style:name="T10" style:family="text">
      <style:text-properties officeooo:rsid="0012a421"/>
    </style:style>
    <style:style style:name="T11" style:family="text">
      <style:text-properties officeooo:rsid="001cdd51" fo:background-color="#ffffff" loext:char-shading-value="0"/>
    </style:style>
    <style:style style:name="T12" style:family="text">
      <style:text-properties officeooo:rsid="00171251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2c20e3" style:font-size-asian="16pt" style:font-size-complex="16pt"/>
    </style:style>
    <style:style style:name="T15" style:family="text">
      <style:text-properties fo:font-size="16pt" officeooo:rsid="002c5dc5" style:font-size-asian="16pt" style:font-size-complex="16pt"/>
    </style:style>
    <style:style style:name="T16" style:family="text">
      <style:text-properties fo:font-size="16pt" officeooo:rsid="00179f43" style:font-size-asian="16pt" style:font-size-complex="16pt"/>
    </style:style>
    <style:style style:name="T17" style:family="text">
      <style:text-properties fo:font-size="16pt" officeooo:rsid="0013b844" style:font-size-asian="16pt" style:font-size-complex="16pt"/>
    </style:style>
    <style:style style:name="T18" style:family="text">
      <style:text-properties fo:font-size="16pt" officeooo:rsid="002ac0ff" style:font-size-asian="16pt" style:font-size-complex="16pt"/>
    </style:style>
    <style:style style:name="T19" style:family="text">
      <style:text-properties fo:font-size="16pt" officeooo:rsid="004c446b" style:font-size-asian="16pt" style:font-size-complex="16pt"/>
    </style:style>
    <style:style style:name="T20" style:family="text">
      <style:text-properties fo:font-size="16pt" officeooo:rsid="004dea3a" style:font-size-asian="16pt" style:font-size-complex="16pt"/>
    </style:style>
    <style:style style:name="T21" style:family="text">
      <style:text-properties fo:font-size="16pt" officeooo:rsid="00667846" style:font-size-asian="16pt" style:font-size-complex="16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35defb" style:font-size-asian="12pt" style:font-size-complex="12pt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2c20e3" style:font-size-asian="10.5pt" style:font-size-complex="12pt"/>
    </style:style>
    <style:style style:name="T26" style:family="text">
      <style:text-properties fo:font-size="12pt" officeooo:rsid="004ab080" style:font-size-asian="10.5pt" style:font-size-complex="12pt"/>
    </style:style>
    <style:style style:name="T27" style:family="text">
      <style:text-properties officeooo:rsid="0037b8a3"/>
    </style:style>
    <style:style style:name="T28" style:family="text">
      <style:text-properties officeooo:rsid="003f4135"/>
    </style:style>
    <style:style style:name="T29" style:family="text">
      <style:text-properties officeooo:rsid="00412256"/>
    </style:style>
    <style:style style:name="T30" style:family="text">
      <style:text-properties officeooo:rsid="0043c342"/>
    </style:style>
    <style:style style:name="T31" style:family="text">
      <style:text-properties officeooo:rsid="004a1204"/>
    </style:style>
    <style:style style:name="T32" style:family="text">
      <style:text-properties officeooo:rsid="004ab080"/>
    </style:style>
    <style:style style:name="T33" style:family="text">
      <style:text-properties officeooo:rsid="004afa1d"/>
    </style:style>
    <style:style style:name="T34" style:family="text">
      <style:text-properties officeooo:rsid="004c446b"/>
    </style:style>
    <style:style style:name="T35" style:family="text">
      <style:text-properties style:text-underline-style="none" officeooo:rsid="004c446b"/>
    </style:style>
    <style:style style:name="T36" style:family="text">
      <style:text-properties style:text-underline-style="none" officeooo:rsid="004dea3a"/>
    </style:style>
    <style:style style:name="T37" style:family="text">
      <style:text-properties officeooo:rsid="004dea3a"/>
    </style:style>
    <style:style style:name="T38" style:family="text">
      <style:text-properties officeooo:rsid="00517323"/>
    </style:style>
    <style:style style:name="T39" style:family="text">
      <style:text-properties officeooo:rsid="00539cdc"/>
    </style:style>
    <style:style style:name="T40" style:family="text">
      <style:text-properties officeooo:rsid="0056e674"/>
    </style:style>
    <style:style style:name="T41" style:family="text">
      <style:text-properties officeooo:rsid="005b68c3"/>
    </style:style>
    <style:style style:name="T42" style:family="text">
      <style:text-properties officeooo:rsid="005db1d9"/>
    </style:style>
    <style:style style:name="T43" style:family="text">
      <style:text-properties officeooo:rsid="005e85c2"/>
    </style:style>
    <style:style style:name="T44" style:family="text">
      <style:text-properties officeooo:rsid="005eb5de"/>
    </style:style>
    <style:style style:name="T45" style:family="text">
      <style:text-properties officeooo:rsid="0055fad6"/>
    </style:style>
    <style:style style:name="T46" style:family="text">
      <style:text-properties officeooo:rsid="005ff04e"/>
    </style:style>
    <style:style style:name="T47" style:family="text">
      <style:text-properties officeooo:rsid="00615e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1">Sprawozdanie</text:p>
      <text:p text:style-name="P81">Teoria Współbieżności</text:p>
      <text:p text:style-name="P86">Tytuł ćwiczenia</text:p>
      <text:p text:style-name="P2">Akademia Górniczo-Hutnicza w Krakowie</text:p>
      <text:p text:style-name="P2"><text:span text:style-name="T47">05</text:span>.<text:span text:style-name="T47">10</text:span>.2024 r.</text:p>
      <text:p text:style-name="P2">Bartosz Sajecki</text:p>
      <text:p text:style-name="P5"/>
      <text:p text:style-name="P5"/>
      <text:p text:style-name="P37">1. Dane techniczne</text:p>
      <text:p text:style-name="P4"/>
      <text:p text:style-name="P4">Obliczenia przeprowadzane były na laptopie z systemem Manjaro Linux</text:p>
      <text:p text:style-name="P6"><text:span text:style-name="T10">Kernel </text:span>6.1.77-2-MANJARO (64-bit)</text:p>
      <text:p text:style-name="P6"><text:span text:style-name="T12">P</text:span><text:span text:style-name="T10">rocesor 16 </text:span><text:span text:style-name="T12">x</text:span><text:span text:style-name="T10"> AMD Ryzen 7 4800H</text:span></text:p>
      <text:p text:style-name="P4">Pamięć operacyjna 16 GB</text:p>
      <text:p text:style-name="P6"><text:span text:style-name="T11"/></text:p>
      <text:p text:style-name="P38">2. Cel ćwiczenia</text:p>
      <text:p text:style-name="P54"/>
      <text:p text:style-name="P82"/>
      <text:p text:style-name="P62"><text:span text:style-name="T18"/></text:p>
      <text:p text:style-name="P40">3. Wstęp teoretyczny</text:p>
      <text:p text:style-name="P39"><text:span text:style-name="T23"/></text:p>
      <text:p text:style-name="P87"/>
      <text:p text:style-name="P59"/>
      <text:p text:style-name="P41">3.<text:span text:style-name="T32">1</text:span>. </text:p>
      <text:p text:style-name="P55"/>
      <text:p text:style-name="P55"/>
      <text:p text:style-name="P55"/>
      <text:p text:style-name="P41">3.<text:span text:style-name="T32">2</text:span>. </text:p>
      <text:p text:style-name="P53"><text:span text:style-name="T24"/></text:p>
      <text:p text:style-name="P53"><text:span text:style-name="T26"/></text:p>
      <text:p text:style-name="P52"><text:span text:style-name="T25"/></text:p>
      <text:p text:style-name="P52"><text:span text:style-name="T14">4</text:span><text:span text:style-name="T17">. Przebieg ćwiczenia</text:span></text:p>
      <text:p text:style-name="P3"/>
      <text:p text:style-name="P90"/>
      <text:p text:style-name="P78"><text:span text:style-name="T7"/></text:p>
      <text:p text:style-name="P78"><text:span text:style-name="T7">5</text:span><text:span text:style-name="T6">. Wyniki obliczeń</text:span></text:p>
      <text:p text:style-name="P51"><text:span text:style-name="T2"/></text:p>
      <text:p text:style-name="P91"><text:span text:style-name="T9"/></text:p>
      <text:p text:style-name="P91"><text:span text:style-name="T9"/></text:p>
      <text:p text:style-name="P23"><text:span text:style-name="T15">5</text:span><text:span text:style-name="T13">.1. </text:span></text:p>
      <text:p text:style-name="P13"/>
      <text:p text:style-name="P18"/>
      <text:p text:style-name="P18"/>
      <text:p text:style-name="P18"><text:span text:style-name="T15">5.</text:span><text:span text:style-name="T13">2. </text:span></text:p>
      <text:p text:style-name="P13"/>
      <text:p text:style-name="P13"/>
      <text:p text:style-name="P13"/>
      <text:p text:style-name="P20"><text:span text:style-name="T15">5.</text:span><text:span text:style-name="T20">3</text:span><text:span text:style-name="T13">. </text:span></text:p>
      <text:p text:style-name="P16"/>
      <text:p text:style-name="P16"/>
      <text:p text:style-name="P16"/>
      <text:p text:style-name="P99"><text:span text:style-name="T21">6</text:span><text:span text:style-name="T16">. Wnioski</text:span></text:p>
      <text:p text:style-name="P98"/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Rys.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189in" fo:margin-bottom="0.618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16:50.590178452</meta:creation-date>
    <dc:date>2024-10-06T17:42:00.537585438</dc:date>
    <meta:editing-duration>P10DT7H59M3S</meta:editing-duration>
    <meta:editing-cycles>85</meta:editing-cycles>
    <meta:generator>LibreOffice/24.2.6.2$Linux_X86_64 LibreOffice_project/420$Build-2</meta:generator>
    <meta:print-date>2024-06-12T16:25:10.150604533</meta:print-date>
    <meta:printed-by>PDF files</meta:printed-by>
    <meta:document-statistic meta:table-count="0" meta:image-count="0" meta:object-count="0" meta:page-count="2" meta:paragraph-count="21" meta:word-count="58" meta:character-count="394" meta:non-whitespace-character-count="352"/>
  </office:meta>
</office:document-meta>
</file>